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300000153A1DDF876.png"/>
  <manifest:file-entry manifest:media-type="image/png" manifest:full-path="Pictures/100000000000036F0000021B3DB78654.png"/>
  <manifest:file-entry manifest:media-type="image/png" manifest:full-path="Pictures/10000000000003E00000021E3848FDD8.png"/>
  <manifest:file-entry manifest:media-type="image/png" manifest:full-path="Pictures/10000000000004B70000016DCA700B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D commit ae3b72cd1021fe848495ace047ed634283ef0670</text:p>
      <text:p text:style-name="Standard"/>
      <text:p text:style-name="Standard"><draw:frame draw:style-name="fr1" draw:name="gráficos1" text:anchor-type="paragraph" svg:width="17cm" svg:height="10.423cm" draw:z-index="0"><draw:image xlink:href="Pictures/100000000000036F0000021B3DB78654.png" xlink:type="simple" xlink:show="embed" xlink:actuate="onLoad"/></draw:frame></text:p>
      <text:p text:style-name="Standard"/>
      <text:p text:style-name="Standard"><draw:frame draw:style-name="fr1" draw:name="gráficos2" text:anchor-type="paragraph" svg:width="17cm" svg:height="6.525cm" draw:z-index="1"><draw:image xlink:href="Pictures/10000000000003C300000153A1DDF87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gráficos3" text:anchor-type="paragraph" svg:width="17cm" svg:height="9.977cm" draw:z-index="2"><draw:image xlink:href="Pictures/10000000000003E00000021E3848FDD8.png" xlink:type="simple" xlink:show="embed" xlink:actuate="onLoad"/></draw:frame></text:p>
      <text:p text:style-name="Standard"><draw:frame draw:style-name="fr1" draw:name="gráficos4" text:anchor-type="paragraph" svg:width="17cm" svg:height="7.484cm" draw:z-index="3"><draw:image xlink:href="Pictures/10000000000004B70000016DCA700B4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7T18:46:09.45</meta:creation-date>
    <meta:document-statistic meta:table-count="0" meta:image-count="4" meta:object-count="0" meta:page-count="2" meta:paragraph-count="1" meta:word-count="3" meta:character-count="50"/>
    <dc:date>2022-10-17T19:04:07.54</dc:date>
    <meta:editing-duration>PT2M47S</meta:editing-duration>
    <meta:editing-cycles>1</meta:editing-cycles>
    <meta:generator>OpenOffice/4.1.10$Win32 OpenOffice.org_project/4110m2$Build-9807</meta:generator>
  </office:meta>
</office:document-meta>
</file>